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ba55"/>
    </style:style>
    <style:style style:name="P2" style:family="paragraph" style:parent-style-name="Text_20_body">
      <style:text-properties officeooo:paragraph-rsid="001e54b4"/>
    </style:style>
    <style:style style:name="P3" style:family="paragraph" style:parent-style-name="Text_20_body">
      <style:text-properties officeooo:rsid="001e54b4" officeooo:paragraph-rsid="001e54b4"/>
    </style:style>
    <style:style style:name="P4" style:family="paragraph" style:parent-style-name="Title">
      <style:text-properties fo:color="#3465a4" loext:opacity="100%"/>
    </style:style>
    <style:style style:name="T1" style:family="text">
      <style:text-properties officeooo:rsid="001972b6"/>
    </style:style>
    <style:style style:name="T2" style:family="text">
      <style:text-properties officeooo:rsid="001ae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bliografia</text:p>
      <text:p text:style-name="Text_20_body"/>
      <text:p text:style-name="Text_20_body"/>
      <text:p text:style-name="P3">1</text:p>
      <text:p text:style-name="Text_20_body">1. A Wealth of Common Sense. (2014). "The Future: Better Think Again." Disponibile su: <text:a xlink:type="simple" xlink:href="file:///home/amon/Scrivania/Impaginazione/Certamente,%20ecco%20la%20lista%20bibliografica%20dei%20link%20senza%20la%20parola%20%22%5BOnline%5D%22:" text:style-name="Internet_20_link" text:visited-style-name="Visited_20_Internet_20_Link">https://awealthofcommonsense.com/2014/01/future-better-think/</text:a></text:p>
      <text:p text:style-name="Text_20_body">2. Scienza in Rete. "Arte e Tecnologia: Influenze, Rapporti, Fusioni, Prospettive." Disponibile su:<text:a xlink:type="simple" xlink:href="https://www.scienzainrete.it/contenuto/articolo/arte-e-tecnologia-influenze-rapporti-fusioni-prospettive" text:style-name="Internet_20_link" text:visited-style-name="Visited_20_Internet_20_Link"> https://www.scienzainrete.it/contenuto/articolo/arte-e-tecnologia-influenze-rapporti-fusioni-prospettive</text:a></text:p>
      <text:p text:style-name="P2">4. Twitter - @ZijiaoC. (2022). "preprint: Mind-Video" Disponibile su: <text:a xlink:type="simple" xlink:href="https://twitter.com/ZijiaoC/status/1660470518569639937" text:style-name="Internet_20_link" text:visited-style-name="Visited_20_Internet_20_Link">https://twitter.com/ZijiaoC/status/1660470518569639937</text:a></text:p>
      <text:p text:style-name="P1">5. Treccani. (<text:span text:style-name="T1">2010</text:span>). "Realtà e Finzione nell'Arte Contemporanea." Disponibile su: <text:a xlink:type="simple" xlink:href="https://www.treccani.it/enciclopedia/realta-e-finzione-nell-arte-contemporanea_%28XXI-Secolo%29/" text:style-name="Internet_20_link" text:visited-style-name="Visited_20_Internet_20_Link">https://www.treccani.it/enciclopedia/realta-e-finzione-nell-arte-contemporanea_%28XXI-Secolo%29/</text:a></text:p>
      <text:p text:style-name="Text_20_body">6. Studocu. (Anno <text:span text:style-name="T1">accademico 2015/2016</text:span>). "<text:span text:style-name="T1">I</text:span>ntersoggettività, Origini e Primi Sviluppi (Manuela Lavelli)." Disponibile su: <text:a xlink:type="simple" xlink:href="https://www.studocu.com/it/document/universita-degli-studi-di-milano-bicocca/psicologia-dello-sviluppo/riassunto-intersoggettivita-origini-e-primi-sviluppi-manuela-lavelli/871251" text:style-name="Internet_20_link" text:visited-style-name="Visited_20_Internet_20_Link">https://www.studocu.com/it/document/universita-degli-studi-di-milano-bicocca/psicologia-dello-sviluppo/riassunto-intersoggettivita-origini-e-primi-sviluppi-manuela-lavelli/871251</text:a></text:p>
      <text:p text:style-name="Text_20_body">7. GitHub - The Economist. "Covid-19: The Economist Global Excess Deaths Model." Disponibile su:<text:a xlink:type="simple" xlink:href="https://github.com/TheEconomist/covid-19-the-economist-global-excess-deaths-model" text:style-name="Internet_20_link" text:visited-style-name="Visited_20_Internet_20_Link"> https://github.com/TheEconomist/covid-19-the-economist-global-excess-deaths-model</text:a></text:p>
      <text:p text:style-name="Text_20_body">8. Il Messaggero. (<text:span text:style-name="T1">2021</text:span>). "Covid: Morti nel Mondo - Epidemie nella Storia." Disponibile su:<text:a xlink:type="simple" xlink:href="https://www.ilmessaggero.it/salute/focus/covid_morti_nel_mondo_epidemie_storia_morbo_giustiniano_peste_influenza_spagnola_sars_classifica-6294588.html" text:style-name="Internet_20_link" text:visited-style-name="Visited_20_Internet_20_Link"> https://www.ilmessaggero.it/salute/focus/covid_morti_nel_mondo_epidemie_storia_morbo_giustiniano_peste_influenza_spagnola_sars_classifica-6294588.html</text:a></text:p>
      <text:p text:style-name="Text_20_body">9. Epicentro ISS. "Report sull'Obesità OMS 2022." Disponibile su:<text:a xlink:type="simple" xlink:href="https://www.epicentro.iss.it/obesita/report-obesita-oms-2022" text:style-name="Internet_20_link" text:visited-style-name="Visited_20_Internet_20_Link"> https://www.epicentro.iss.it/obesita/report-obesita-oms-2022</text:a></text:p>
      <text:p text:style-name="Text_20_body">10. Il Sole 24 Ore - Infodata. (2021). "Tutti i Conflitti del Mondo - Infografica." Disponibile su:<text:a xlink:type="simple" xlink:href="https://www.infodata.ilsole24ore.com/2021/10/16/tutti-conflitti-del-mondo-infografica/" text:style-name="Internet_20_link" text:visited-style-name="Visited_20_Internet_20_Link"> https://www.infodata.ilsole24ore.com/2021/10/16/tutti-conflitti-del-mondo-infografica/</text:a></text:p>
      <text:p text:style-name="Text_20_body">11. Il Sole 24 Ore - Infodata. (2022). "L'Aspettativa di Vita è Aumentata in Tutto il Mondo negli Ultimi 70 Anni - In una Gif Animata." Disponibile su: <text:a xlink:type="simple" xlink:href="https://www.infodata.ilsole24ore.com/2022/11/14/laspettativa-di-vita-e-aumentata-in-tutto-il-mondo-negli-ultima-70-anni-in-una-gif-animata/" text:style-name="Internet_20_link" text:visited-style-name="Visited_20_Internet_20_Link">https://www.infodata.ilsole24ore.com/2022/11/14/laspettativa-di-vita-e-aumentata-in-tutto-il-mondo-negli-ultima-70-anni-in-una-gif-animata/</text:a></text:p>
      <text:p text:style-name="Text_20_body">12. Everyeye.it. (<text:span text:style-name="T2">2018</text:span>). "Fortnite: 40 Milioni di Giocatori, 2 Milioni di Utenti Connessi Contemporaneamente." Disponibile su: <text:a xlink:type="simple" xlink:href="https://www.everyeye.it/notizie/fortnite-40-milioni-giocatori-2-milioni-utenti-connessi-contemporaneamente-317669.html" text:style-name="Internet_20_link" text:visited-style-name="Visited_20_Internet_20_Link">https://www.everyeye.it/notizie/fortnite-40-milioni-giocatori-2-milioni-utenti-connessi-contemporaneamente-317669.html</text:a></text:p>
      <text:p text:style-name="Text_20_body">13. Louvre Press. (2017). "8.1 Million Visitors to the Louvre in 2017." Disponibile su: <text:a xlink:type="simple" xlink:href="https://presse.louvre.fr/8-1-million-visitors-to-the-louvre-in-2017/" text:style-name="Internet_20_link" text:visited-style-name="Visited_20_Internet_20_Link">https://presse.louvre.fr/8-1-million-visitors-to-the-louvre-in-2017/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2</text:p>
      <text:p text:style-name="Text_20_body">1. Forbes. (2022). "The 10 Best Examples of the Metaverse Everyone Should Know About." Disponibile su: https://www.forbes.com/sites/bernardmarr/2022/05/16/the-10-best-examples-of-the-metaverse-everyone-should-know-about/?sh=4882b86b3f5f</text:p>
      <text:p text:style-name="Text_20_body">2. Harvard Business Review. (2022). "What Is Web3?" Disponibile su: https://hbr.org/2022/05/what-is-web3</text:p>
      <text:p text:style-name="Text_20_body">3. BBC Culture. "What Will Art Look Like in 20 Years?" Disponibile su: https://www.bbc.com/culture/article/20190418-what-will-art-look-like-in-20-years</text:p>
      <text:p text:style-name="Text_20_body">4. The New York Times. (2018). "IPCC Climate Report 2040." Disponibile su: https://www.nytimes.com/2018/10/07/climate/ipcc-climate-report-2040.html</text:p>
      <text:p text:style-name="Text_20_body">5. Smithsonian Magazine. "7 Ways Technology Is Changing How Art Is Made." Disponibile su: https://www.smithsonianmag.com/arts-culture/7-ways-technology-is-changing-how-art-is-made-180952472/</text:p>
      <text:p text:style-name="Text_20_body">6. Fotografia Moderna. "La Dagherrotipia." Disponibile su: https://www.fotografiamoderna.it/dagherrotipo/</text:p>
      <text:p text:style-name="Text_20_body">7. The Collector. "How Photography Transformed Art." Disponibile su: https://www.thecollector.com/how-photography-transformed-art/</text:p>
      <text:p text:style-name="Text_20_body">8. Smithsonian Magazine. "How Jurassic Park Made History 25 Years Ago, Propelling Computer-Generated Animation Forward." Disponibile su: https://www.smithsonianmag.com/innovation/how-jurassic-park-made-history-25-years-ago-propelling-computer-generated-animation-forward-180969285/</text:p>
      <text:p text:style-name="Text_20_body">9. Business Insider. "How CGI Works in Jurassic Park." Disponibile su: https://www.businessinsider.com/how-cgi-works-in-jurassic-park-2014-7?op=1&amp;r=US&amp;IR=T</text:p>
      <text:p text:style-name="Text_20_body">10. Time. "What Is the Metaverse?" Disponibile su: https://time.com/6116826/what-is-the-metaverse/</text:p>
      <text:p text:style-name="Text_20_body">11. VR All Art. "Arte in VR." Disponibile su: https://vrallart.com/</text:p>
      <text:p text:style-name="Text_20_body">12. PC Professionale. "iPhone: L'oggetto più influente." Disponibile su: https://www.pcprofessionale.it/news/iphone-oggetto-piu-influente/</text:p>
      <text:p text:style-name="Text_20_body">13. Franklin Institute. "History of Virtual Reality." Disponibile su: https://www.fi.edu/en/virtual-reality/history-of-virtual-reality</text:p>
      <text:p text:style-name="Text_20_body">14. YouTube. "Trailer Vision Pro." Disponibile su: https://www.youtube.com/watch?v=TX9qSaGXFyg&amp;t=129s</text:p>
      <text:p text:style-name="Text_20_body">15. TechTarget. "ARPANET." Disponibile su: https://www.techtarget.com/searchnetworking/definition/ARPANET</text:p>
      <text:p text:style-name="Text_20_body">16. Ancient Origins. "Megalithic Money on Yap." Disponibile su: https://www.ancient-origins.net/ancient-places-americas/megalithic-money-yap-001518</text:p>
      <text:p text:style-name="Text_20_body">17. YouTube. "La Blockchain e l'Isola di Yap." Disponibile su: https://www.youtube.com/watch?v=0S8k5cpFrCY</text:p>
      <text:p text:style-name="Text_20_body">18. Bitcoin.org. "Bitcoin: A Peer-to-Peer Electronic Cash System (Satoshi Nakamoto)." Disponibile su: https://bitcoin.org/files/bitcoin-paper/bitcoin_it.pdf</text:p>
      <text:p text:style-name="Text_20_body">19. Pixart Printing Blog. "NFT: Criptoarte, il Mercato degli NFT." Disponibile su: https://www.pixartprinting.it/blog/nft-criptoarte/</text:p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/>
      <text:p text:style-name="P3"><text:soft-page-break/></text:p>
      <text:p text:style-name="P3">3</text:p>
      <text:p text:style-name="P3">1. OUP Journals. "Il Fenomeno dei Meme." Disponibile su: https://academic.oup.com/jcmc/article/18/3/362/4067545?login=false</text:p>
      <text:p text:style-name="P3">2. Sage Journals. "Social Media come Luogo di Incontro." Disponibile su: https://journals.sagepub.com/doi/10.1177/2056305116665857</text:p>
      <text:p text:style-name="P3">3. Slate. "Le Immagini nel 21° Secolo e l'Archivio Fotografico Digitale." Disponibile su: https://slate.com/human-interest/2014/12/images-on-the-internet-how-digital-photo-archives-have-changed-the-way-the-world-looks.html</text:p>
      <text:p text:style-name="P3">4. Birdmen Magazine. "Cultura Visuale: Storia, Origine e Lessico." Disponibile su: https://birdmenmagazine.com/2021/02/12/cultura-visuale-storia-origine-lessico/</text:p>
      <text:p text:style-name="P3">5. Forbes. "User Generated Content: Il Futuro della Narrazione Digitale." Disponibile su: https://www.forbes.com/sites/columbiabusinessschool/2021/08/12/user-generated-content-the-future-of-digital-storytelling/?sh=772c78b13921</text:p>
      <text:p text:style-name="P3">6. PetaPixel. "Questo è ciò che il Fondatore di Getty Images ha detto sulla Vendita di Corbis Images." Disponibile su: https://petapixel.com/2016/01/27/this-is-what-getty-images-founder-had-to-say-about-the-sale-of-corbis-images/</text:p>
      <text:p text:style-name="P3">7. YouTube. "350 Miliardi di Immagini." Disponibile su: https://www.youtube.com/watch?v=7p3RvIPuhw8</text:p>
      <text:p text:style-name="P3">8. Wikipedia. "L'Opera d'Arte nell'Epoca della sua Riproducibilità Tecnica." Disponibile su: https://it.wikipedia.org/wiki/L%27opera_d%27arte_nell%27epoca_della_sua_riproducibilit%C3%A0_tecnica</text:p>
      <text:p text:style-name="P3">9. Pulp Libri. "John Berger: Il Disegno (e la Prosa) del Mondo." Disponibile su: https://www.pulplibri.it/john-berger-il-disegno-e-la-prosa-del-mondo/</text:p>
      <text:p text:style-name="P3">10. Forbes. "La Crescita degli Influencer e le Previsioni sul Modo in cui Cambieranno il Mondo." Disponibile su: https://www.forbes.com/sites/theyec/2022/07/08/the-rise-of-the-influencer-predictions-for-ways-theyll-change-the-world/?sh=94522ed43a77</text:p>
      <text:p text:style-name="P3">11. Wikipedia. "Walter Benjamin." Disponibile su: https://it.wikipedia.org/wiki/Walter_Benjamin</text:p>
      <text:p text:style-name="P3">12. Libreriamo. "Arte e Cinema: I 10 Più Bei Film Ispirati da Opere d'Arte." Disponibile su: https://libreriamo.it/intrattenimento/arte-e-cinema-i-10-piu-bei-film-ispirati-da-opere-darte/</text:p>
      <text:p text:style-name="P3">13. Britannica. "Perché la Mona Lisa è così Famosa?" Disponibile su: https://www.britannica.com/story/why-is-the-mona-lisa-so-famous</text:p>
      <text:p text:style-name="P3">14. Time. "ROBLOX e il Metaverso." Disponibile su: https://time.com/6116826/what-is-the-metaverse/</text:p>
      <text:p text:style-name="P3"/>
      <text:p text:style-name="P3">15. Blogspot. "La Riproducibilità Tecnica della Gioconda secondo Benjamin." Disponibile su: https://filomasnou.blogspot.com/2011/11/benjamin-aura.html</text:p>
      <text:p text:style-name="P3">16. Aelieve. "I Più Grandi Siti per Community." Disponibile su: https://aelieve.com/rankings/websites/category/online-communities/best-online-communities/</text:p>
      <text:p text:style-name="P3">17. Wikipedia. "PewDiePie vs T-Series." Disponibile su: https://en.wikipedia.org/wiki/PewDiePie_vs_T-Series</text:p>
      <text:p text:style-name="P3">18. Open Source Initiative. "Open Source Definition (OSD)." Disponibile su: https://opensource.org/osd/</text:p>
      <text:p text:style-name="P3">19. Wikipedia. "ROBLOX." Disponibile su: <text:a xlink:type="simple" xlink:href="https://it.wikipedia.org/wiki/Roblox" text:style-name="Internet_20_link" text:visited-style-name="Visited_20_Internet_20_Link">https://it.wikipedia.org/wiki/Roblox</text:a></text:p>
      <text:p text:style-name="P3"/>
      <text:p text:style-name="P3"/>
      <text:p text:style-name="P3"/>
      <text:p text:style-name="P3"/>
      <text:p text:style-name="P3"><text:soft-page-break/></text:p>
      <text:p text:style-name="P3">4</text:p>
      <text:p text:style-name="P3">1. The Washington Post. "Reddit Place." Disponibile su: https://www.washingtonpost.com/technology/2022/04/04/reddit-place-internet-communities/</text:p>
      <text:p text:style-name="P3">2. Wikipedia. "Richard Dawkins." Disponibile su: https://it.wikipedia.org/wiki/Richard_Dawkins</text:p>
      <text:p text:style-name="P3">3. Oxford University Press. "Il Fenomeno dei Meme." Disponibile su: https://academic.oup.com/jcmc/article/18/3/362/4067545?login=false</text:p>
      <text:p text:style-name="P3">4. Reddit. "Reddit r/place." Disponibile su: https://www.reddit.com/r/place/</text:p>
      <text:p text:style-name="P3">5. Reddit Inc. "Come è Stato Fatto Reddit r/place." Disponibile su: https://www.redditinc.com/blog/how-we-built-rplace</text:p>
      <text:p text:style-name="P3">6. Business Insider (Archivio Web). "Il Fenomeno di Reddit r/place." Disponibile su: https://web.archive.org/web/20170404010115/http://www.businessinsider.com/reddit-place-april-fools-experiment-canvas-2017-3</text:p>
      <text:p text:style-name="P3">7. Know Your Meme. Disponibile su: https://knowyourmeme.com/</text:p>
      <text:p text:style-name="P3">8. Journal of the American Society for Information Science and Technology. "Diffusione Globale dei Meme." Disponibile su: https://scholar.google.com/scholar_lookup?title=Assessing%20global%20diffusion%20with%20web%20memetics%3A%20The%20spread%20and%20evolution%20of%20a%20popular%20joke&amp;author=L.%20Shifman&amp;author=M.%20Thelwall&amp;publication_year=2009&amp;journal=Journal%20of%20the%20American%20Society%20for%20Information%20Science%20and%20Technology&amp;volume=60&amp;pages=2567-2576</text:p>
      <text:p text:style-name="P3">9. Pocket-lint. "I Meme più Popolari." Disponibile su: https://www.pocket-lint.com/apps/news/140427-best-stupidest-and-most-famous-internet-memes-around/</text:p>
      <text:p text:style-name="P3">10. Know Your Meme. "Distracted Boyfriend." Disponibile su: https://knowyourmeme.com/memes/distracted-boyfriend</text:p>
      <text:p text:style-name="P3">11. Vice. "Protesta 'F**k Spez' degli Utenti di Reddit su Reddit r/place." Disponibile su: https://www.vice.com/en/article/epvbvk/fuck-spez-reddit-users-unite-to-turn-rplace-mural-into-a-protest</text:p>
      <text:p text:style-name="P3">12. Progetto Infanzia. "L'Arte Collaborativa." Disponibile su: https://www.progettoinfanzia.net/alla-maniera-di-herve-tullet-con-i-pennelli/</text:p>
      <text:p text:style-name="P3"/>
      <text:p text:style-name="P3">5</text:p>
      <text:p text:style-name="P3">1. Wikipedia. "Mark Fisher." Disponibile su: https://it.wikipedia.org/wiki/Mark_Fisher</text:p>
      <text:p text:style-name="P3">2. The Guardian. "Hauntology: A Critical Introduction." Disponibile su: https://www.theguardian.com/books/booksblog/2011/jun/17/hauntology-critical</text:p>
      <text:p text:style-name="P3">3. JSTOR. "Cos'è l'Hauntology di Mark Fisher?" Disponibile su: https://www.jstor.org/stable/10.1525/fq.2012.66.1.16</text:p>
      <text:p text:style-name="P3">4. Libcom.org. "Ghost of My Life: Writings on Depression, Hauntology, and Lost Futures by Mark Fisher." Disponibile su: https://libcom.org/article/ghosts-my-life-writings-depression-hauntology-and-lost-futures</text:p>
      <text:p text:style-name="P3">5. Artribune. "Realismo Capitalista di Mark Fisher." Disponibile su: https://www.artribune.com/editoria/2023/02/realismo-capitalista-mark-fisher-libro-xxi-secolo/</text:p>
      <text:p text:style-name="P3">6. Treccani. "Jacques Derrida." Disponibile su: https://www.treccani.it/enciclopedia/jacques-derrida</text:p>
      <text:p text:style-name="P3">7. Wikipedia. "Vaporwave." Disponibile su: https://it.wikipedia.org/wiki/Vaporwave</text:p>
      <text:p text:style-name="P3">8. Vulture. "Stranger Things 4: 80s Pop Culture References." Disponibile su: https://www.vulture.com/article/stranger-things-4-80s-pop-culture-references.html</text:p>
      <text:p text:style-name="P3">9. IMDb. "80s Nostalgia Reference in Film." Disponibile su: https://www.imdb.com/list/ls028313521/</text:p>
      <text:p text:style-name="P3"><text:soft-page-break/>10. Wired Italia. "Citazioni in Ready Player One." Disponibile su: https://www.wired.it/play/cinema/2018/03/30/citazioni-ready-player-one/</text:p>
      <text:p text:style-name="P3">11. YouTube. "Hauntology, Lost Futures, and 80s Nostalgia." Disponibile su: https://www.youtube.com/watch?v=gSvUqhZcbVg&amp;t=54s</text:p>
      <text:p text:style-name="P3">12. Wired Italia. "Citazioni in Ready Player One." Disponibile su: https://www.wired.it/play/cinema/2018/03/30/citazioni-ready-player-one/</text:p>
      <text:p text:style-name="P3">13. 1000-Word Philosophy. "Estetica vs. Arte." Disponibile su: https://1000wordphilosophy.com/2014/02/13/aesthetics-vs-art/</text:p>
      <text:p text:style-name="P3">14. Linkiesta. "Dall'IA di OpenAI all'Intelligenza Artificiale nell'Arte." Disponibile su: https://www.linkiesta.it/2023/01/dall%C2%B7e-openai-intelligenza-artificiale-arte-mostre-cambiamenti/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35:31.304106407</meta:creation-date>
    <meta:generator>LibreOffice/7.3.7.2$Linux_X86_64 LibreOffice_project/30$Build-2</meta:generator>
    <dc:date>2023-09-17T15:58:42.364693490</dc:date>
    <meta:editing-duration>PT11M7S</meta:editing-duration>
    <meta:editing-cycles>5</meta:editing-cycles>
    <meta:document-statistic meta:table-count="0" meta:image-count="0" meta:object-count="0" meta:page-count="5" meta:paragraph-count="82" meta:word-count="907" meta:character-count="11740" meta:non-whitespace-character-count="10915"/>
  </office:meta>
</office:document-meta>
</file>